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padding="0.0193in" fo:border="0.06pt solid #d9d9e3"/>
    </style:style>
    <style:style style:name="P2" style:family="paragraph" style:parent-style-name="Text_20_body" style:list-style-name="L1">
      <style:paragraph-properties fo:padding="0.0193in" fo:border="0.06pt solid #d9d9e3"/>
    </style:style>
    <style:style style:name="T1" style:family="text">
      <style:text-properties loext:padding="0.0193in" loext:border="0.06pt solid #d9d9e3"/>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gulatory Compliance for Project LexiChain:</text:p>
      <text:list text:style-name="L1">
        <text:list-item>
          <text:p text:style-name="P2"><text:span text:style-name="Strong_20_Emphasis"><text:span text:style-name="T1">Token Classification</text:span></text:span>: The regulatory treatment of tokens can vary significantly depending on their classification as utility tokens, security tokens, or payment tokens. Determining the appropriate classification for XRP within the LexiChain ecosystem is crucial as it impacts legal and compliance requirements.</text:p>
        </text:list-item>
        <text:list-item>
          <text:p text:style-name="P2"><text:span text:style-name="Strong_20_Emphasis"><text:span text:style-name="T1">Security Laws</text:span></text:span>: If XRP is deemed a security token, the project must comply with securities laws, such as registration requirements, disclosures, and investor protections. This can add complexity to the token sale process and ongoing operations.</text:p>
        </text:list-item>
        <text:list-item>
          <text:p text:style-name="P2"><text:span text:style-name="Strong_20_Emphasis"><text:span text:style-name="T1">Anti-Money Laundering (AML) and Know Your Customer (KYC)</text:span></text:span>: Implementing robust AML and KYC procedures is essential, especially if LexiChain involves financial transactions or handles user funds. Complying with AML regulations helps prevent money laundering and ensures transparency in user identification.</text:p>
        </text:list-item>
        <text:list-item>
          <text:p text:style-name="P2"><text:span text:style-name="Strong_20_Emphasis"><text:span text:style-name="T1">Data Privacy Regulations</text:span></text:span>: Given the project's focus on data privacy and control, it must adhere to data protection laws, such as the General Data Protection Regulation (GDPR) in the European Union. Users' consent and rights related to their data should be clearly defined and respected.</text:p>
        </text:list-item>
        <text:list-item>
          <text:p text:style-name="P2"><text:span text:style-name="Strong_20_Emphasis"><text:span text:style-name="T1">Consumer Protection</text:span></text:span>: As LexiChain involves incentivizing users and contributors, the project must consider consumer protection regulations, ensuring that incentives are fair, transparent, and do not mislead participants.</text:p>
        </text:list-item>
        <text:list-item>
          <text:p text:style-name="P2"><text:span text:style-name="Strong_20_Emphasis"><text:span text:style-name="T1">Smart Contract Audits</text:span></text:span>: If LexiChain utilizes smart contracts, conducting security audits is essential to identify potential vulnerabilities and ensure the integrity of the code.</text:p>
        </text:list-item>
        <text:list-item>
          <text:p text:style-name="P2"><text:span text:style-name="Strong_20_Emphasis"><text:span text:style-name="T1">International Regulatory Variability</text:span></text:span>: LexiChain may operate in multiple jurisdictions, each with its unique regulatory landscape. The team needs to be aware of and comply with the laws of all target regions.</text:p>
        </text:list-item>
        <text:list-item>
          <text:p text:style-name="P2"><text:span text:style-name="Strong_20_Emphasis"><text:span text:style-name="T1">Tax Implications</text:span></text:span>: The project team must understand the tax implications associated with token sales, rewards, and any financial transactions conducted within the ecosystem.</text:p>
        </text:list-item>
        <text:list-item>
          <text:p text:style-name="P2"><text:span text:style-name="Strong_20_Emphasis"><text:span text:style-name="T1">Intellectual Property (IP) Protection</text:span></text:span>: If LexiChain involves proprietary AI algorithms or technologies, the team must protect their IP rights to prevent unauthorized use and ensure exclusivity.</text:p>
        </text:list-item>
        <text:list-item>
          <text:p text:style-name="P2"><text:span text:style-name="Strong_20_Emphasis"><text:span text:style-name="T1">Transparency and Disclosure</text:span></text:span>: Transparency and clear communication with users and stakeholders are crucial. The project must provide comprehensive documentation and disclosures related to its operations and tokenomics.</text:p>
        </text:list-item>
        <text:list-item>
          <text:p text:style-name="P2"><text:span text:style-name="Strong_20_Emphasis"><text:span text:style-name="T1">Compliance Monitoring and Reporting</text:span></text:span>: Establishing mechanisms for ongoing compliance monitoring and reporting is essential to address regulatory requirements proactively.</text:p>
        </text:list-item>
      </text:list>
      <text:p text:style-name="P1"/>
      <text:p text:style-name="P1"><text:soft-page-break/>Conclusion:</text:p>
      <text:p text:style-name="P1">Regulatory compliance is a critical aspect of Project LexiChain's success. The project team must conduct a thorough analysis of the legal and regulatory environment to ensure that it operates within the bounds of the law. Engaging legal experts who specialize in blockchain, cryptocurrency, and data privacy regulations is highly recommended to navigate the complex landscape of regulatory compliance effectively. Failure to comply with relevant laws can result in legal consequences, reputational damage, and hinder the project's progress. Therefore, a proactive and diligent approach to regulatory compliance is paramount for the success and sustainability of Project LexiChai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9T01:44:46.255000000</meta:creation-date>
    <dc:date>2023-07-29T01:44:59.566000000</dc:date>
    <meta:editing-duration>PT13S</meta:editing-duration>
    <meta:editing-cycles>1</meta:editing-cycles>
    <meta:document-statistic meta:table-count="0" meta:image-count="0" meta:object-count="0" meta:page-count="2" meta:paragraph-count="14" meta:word-count="452" meta:character-count="3257" meta:non-whitespace-character-count="2830"/>
    <meta:generator>LibreOffice/7.5.1.2$Windows_X86_64 LibreOffice_project/fcbaee479e84c6cd81291587d2ee68cba099e129</meta:generator>
  </office:meta>
</office:document-meta>
</file>